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0000ff" fo:font-style="italic" style:font-style-asian="italic" style:font-style-complex="italic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7" style:family="paragraph" style:parent-style-name="Preformatted_20_Text">
      <style:paragraph-properties fo:background-color="#cccccc">
        <style:background-image/>
      </style:paragraph-properties>
      <style:text-properties fo:color="#000080" style:font-name="Nimbus Roman No9 L" fo:font-size="12pt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background-color="#cccccc">
        <style:background-image/>
      </style:paragraph-properties>
    </style:style>
    <style:style style:name="P9" style:family="paragraph" style:parent-style-name="Standard">
      <style:paragraph-properties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10" style:family="paragraph" style:parent-style-name="Standard">
      <style:paragraph-properties fo:background-color="#cccccc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Text_20_body">
      <style:paragraph-properties fo:background-color="transparent">
        <style:background-image/>
      </style:paragraph-properties>
      <style:text-properties fo:color="#000000" fo:font-style="normal" style:font-style-asian="normal" style:font-style-complex="normal"/>
    </style:style>
    <style:style style:name="P12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</style:style>
    <style:style style:name="P13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  <style:text-properties fo:color="#000080"/>
    </style:style>
    <style:style style:name="P14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15" style:family="paragraph" style:parent-style-name="Standard">
      <style:paragraph-properties fo:margin-left="0.4925in" fo:margin-right="0in" fo:text-indent="0in" style:auto-text-indent="false"/>
    </style:style>
    <style:style style:name="P16" style:family="paragraph" style:parent-style-name="Standard">
      <style:paragraph-properties fo:margin-left="0.4925in" fo:margin-right="0in" fo:margin-top="0in" fo:margin-bottom="0.1965in" fo:text-indent="0in" style:auto-text-indent="false"/>
    </style:style>
    <style:style style:name="P17" style:family="paragraph" style:parent-style-name="Standard">
      <style:paragraph-properties fo:margin-left="0.4925in" fo:margin-right="0in" fo:margin-top="0in" fo:margin-bottom="0.1965in" fo:text-indent="0in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0.4925in" fo:margin-right="0in" fo:text-indent="0in" style:auto-text-indent="false" fo:background-color="transparent"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left="0in" fo:margin-right="0in" fo:text-indent="0in" style:auto-text-indent="false" fo:background-color="#cccccc">
        <style:background-image/>
      </style:paragraph-properties>
      <style:text-properties fo:background-color="#ffff00"/>
    </style:style>
    <style:style style:name="P20" style:family="paragraph" style:parent-style-name="Standard">
      <style:paragraph-properties fo:margin-left="0.9846in" fo:margin-right="0in" fo:text-indent="0in" style:auto-text-indent="false" fo:background-color="#cccccc">
        <style:background-image/>
      </style:paragraph-properties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0.9846in" fo:margin-right="0in" fo:text-indent="0in" style:auto-text-indent="false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fo:font-style="normal" style:font-style-asian="normal" style:font-style-complex="normal"/>
    </style:style>
    <style:style style:name="P24" style:family="paragraph" style:parent-style-name="Standard">
      <style:paragraph-properties fo:margin-left="1.4772in" fo:margin-right="0in" fo:text-indent="0in" style:auto-text-indent="false"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25" style:family="paragraph" style:parent-style-name="Standard" style:list-style-name="L1"/>
    <style:style style:name="P26" style:family="paragraph" style:parent-style-name="Standard" style:list-style-name="L1">
      <style:text-properties fo:color="#000000" fo:font-style="italic" style:font-style-asian="italic" style:font-style-complex="italic"/>
    </style:style>
    <style:style style:name="P27" style:family="paragraph" style:parent-style-name="Standard" style:list-style-name="L1">
      <style:text-properties fo:color="#0000ff" fo:font-style="italic" style:font-style-asian="italic" style:font-style-complex="italic"/>
    </style:style>
    <style:style style:name="P28" style:family="paragraph" style:parent-style-name="Standard" style:list-style-name="L1">
      <style:text-properties fo:font-style="italic" style:font-style-asian="italic" style:font-style-complex="italic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paragraph-properties fo:background-color="#cccccc">
        <style:background-image/>
      </style:paragraph-properties>
      <style:text-properties fo:color="#000080"/>
    </style:style>
    <style:style style:name="P31" style:family="paragraph" style:parent-style-name="Standard">
      <style:paragraph-properties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32" style:family="paragraph" style:parent-style-name="Standard">
      <style:paragraph-properties fo:background-color="#cccccc">
        <style:background-image/>
      </style:paragraph-properties>
      <style:text-properties fo:color="#000000"/>
    </style:style>
    <style:style style:name="P33" style:family="paragraph" style:parent-style-name="Standard">
      <style:paragraph-properties fo:background-color="#cccccc">
        <style:background-image/>
      </style:paragraph-properties>
      <style:text-properties fo:color="#008000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fo:color="#000080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fo:color="#000000"/>
    </style:style>
    <style:style style:name="P36" style:family="paragraph" style:parent-style-name="Standard">
      <style:paragraph-properties fo:background-color="#ffffff">
        <style:background-image/>
      </style:paragraph-properties>
      <style:text-properties fo:color="#000080"/>
    </style:style>
    <style:style style:name="P37" style:family="paragraph" style:parent-style-name="Standard">
      <style:paragraph-properties fo:background-color="#ffffff">
        <style:background-image/>
      </style:paragraph-properties>
      <style:text-properties fo:color="#000000"/>
    </style:style>
    <style:style style:name="P38" style:family="paragraph" style:parent-style-name="Preformatted_20_Text">
      <style:paragraph-properties fo:margin-top="0in" fo:margin-bottom="0.1965in"/>
      <style:text-properties fo:color="#008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style:style style:name="T3" style:family="text">
      <style:text-properties fo:color="#0000ff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80"/>
    </style:style>
    <style:style style:name="T10" style:family="text">
      <style:text-properties fo:color="#000080" fo:font-style="italic" style:font-style-asian="italic" style:font-style-complex="italic"/>
    </style:style>
    <style:style style:name="T11" style:family="text">
      <style:text-properties fo:color="#008000"/>
    </style:style>
    <style:style style:name="T12" style:family="text">
      <style:text-properties style:font-name="Nimbus Roman No9 L" fo:font-size="12pt" style:font-size-asian="12pt" style:font-size-complex="12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size="10pt" fo:background-color="#cccccc" style:font-size-asian="10pt" style:font-size-complex="10pt"/>
    </style:style>
    <style:style style:name="T16" style:family="text">
      <style:text-properties fo:background-color="#cccccc"/>
    </style:style>
    <style:style style:name="T17" style:family="text">
      <style:text-properties fo:color="#ff0000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HA 3.0</text:h>
      <text:p text:style-name="Text_20_body"/>
      <text:p text:style-name="Standard">All commands can be performed as a system user with sudo privileges, </text:p>
      <text:p text:style-name="Standard">as indicated or by running the command directly as root. </text:p>
      <text:p text:style-name="Standard"/>
      <text:h text:style-name="Heading_20_3" text:outline-level="3">1. Prepare System and Install Dependencies </text:h>
      <text:p text:style-name="Standard"/>
      <text:p text:style-name="P1">Before installing <text:s/>you need to have:</text:p>
      <text:list text:style-name="L1">
        <text:list-item>
          <text:p text:style-name="P25"><text:span text:style-name="T3">Perl 5.8 <text:s/></text:span><text:span text:style-name="T5">(WARNING: </text:span><text:span text:style-name="T6">use Perl 5.8</text:span><text:span text:style-name="T5">: a library Koha depends on,</text:span><text:span text:style-name="T3"> </text:span>MARC::File::XML may not work with Perl 5.10, see: <text:span text:style-name="T5">http://bugs.koha.org/cgi-bin/bugzilla/show_bug.cgi?id=2309), </text:span></text:p>
          <text:p text:style-name="P26"/>
        </text:list-item>
        <text:list-item>
          <text:p text:style-name="P27">MySQL </text:p>
        </text:list-item>
      </text:list>
      <text:p text:style-name="P3"/>
      <text:list text:style-name="L1">
        <text:list-item text:start-value="1">
          <text:p text:style-name="P27">Zebra 2.0.22</text:p>
        </text:list-item>
      </text:list>
      <text:p text:style-name="P3"/>
      <text:list text:style-name="L1">
        <text:list-item text:start-value="1">
          <text:p text:style-name="P28">a webserver (preferably <text:span text:style-name="T2">Apache2</text:span>) </text:p>
        </text:list-item>
      </text:list>
      <text:p text:style-name="Standard"/>
      <text:p text:style-name="Standard"/>
      <text:h text:style-name="Heading_20_3" text:outline-level="3">2 Get Koha </text:h>
      <text:p text:style-name="Standard"/>
      <text:p text:style-name="Standard">Download Koha:</text:p>
      <text:p text:style-name="P4"/>
      <text:p text:style-name="P4">using firefox from http://download.koha.org <text:s text:c="2"/>( Note: use the latest stable version)</text:p>
      <text:p text:style-name="P4">extract the koha-3.00.01-stable.tar.gz</text:p>
      <text:p text:style-name="P4">if you want you can now remove koha-3.00.01-stable.tar.gz</text:p>
      <text:p text:style-name="Standard"/>
      <text:p text:style-name="Standard">or with a command line edit the command:</text:p>
      <text:p text:style-name="P9"><text:s/><text:span text:style-name="T12"><text:s/>$ wget http://download.koha.org/koha-3.00.01-stable.tar.gz</text:span></text:p>
      <text:p text:style-name="P7">$ tar xzf koha-3.00.01-stable.tar.gz</text:p>
      <text:p text:style-name="P7">$ rm koha-3.00.01-stable.tar.gz</text:p>
      <text:p text:style-name="P7">$ cd <text:s/>koha-3.00.01-stable</text:p>
      <text:p text:style-name="P9"/>
      <text:p text:style-name="Standard"/>
      <text:h text:style-name="Heading_20_2" text:outline-level="2" text:is-list-header="true">Configure UTF8 Locale </text:h>
      <text:p text:style-name="Text_20_body">Make sure the OS, Apache, and MySQL are all set to locale UTF8. </text:p>
      <text:p text:style-name="Text_20_body"><text:span text:style-name="T7">Apache 2:</text:span> </text:p>
      <text:p text:style-name="P6">$ sudo gedit /etc/apache2/conf.d/charset:</text:p>
      <text:p text:style-name="P11">Add the following line to the file </text:p>
      <text:p text:style-name="P38"><text:soft-page-break/>AddDefaultCharset UTF-8</text:p>
      <text:h text:style-name="Heading_20_3" text:outline-level="3">3 Install additional Debian dependencies </text:h>
      <text:p text:style-name="Standard">To make koha work you need to install additional debian.packages </text:p>
      <text:p text:style-name="Standard"/>
      <text:p text:style-name="Standard">run the following: </text:p>
      <text:p text:style-name="Standard"/>
      <text:p text:style-name="P5">from the koha directory</text:p>
      <text:p text:style-name="P5"/>
      <text:p text:style-name="P12"><text:s text:c="3"/><text:span text:style-name="T10"><text:s/>$ sudo dpkg --set-selections &lt; install_misc/debian.packages </text:span></text:p>
      <text:p text:style-name="P14"/>
      <text:p text:style-name="P13"><text:span text:style-name="T1"><text:s text:c="4"/>$ sudo apt-get install dselect</text:span> </text:p>
      <text:p text:style-name="P13"/>
      <text:p text:style-name="P14"><text:s text:c="4"/>$ sudo dselect </text:p>
      <text:p text:style-name="Standard"/>
      <text:p text:style-name="Standard">you will see this interface:</text:p>
      <text:p text:style-name="Standard"/>
      <text:p text:style-name="P10">Debian `dselect' package handling front end version 1.14.16.6ubuntu1 (i386). </text:p>
      <text:p text:style-name="P8"/>
      <text:p text:style-name="P8"><text:s text:c="3"/>0. [A]ccess <text:s text:c="3"/>Choose the access method to use. </text:p>
      <text:p text:style-name="P8"><text:s text:c="3"/>1. [U]pdate <text:s text:c="3"/>Update list of available packages, if possible. </text:p>
      <text:p text:style-name="P8"><text:s text:c="3"/>2. [S]elect <text:s text:c="3"/>Request which packages you want on your system. </text:p>
      <text:p text:style-name="P8"><text:s text:c="3"/>3. [I]nstall <text:s text:c="2"/>Install and upgrade wanted packages. </text:p>
      <text:p text:style-name="P8"><text:s text:c="3"/>4. [C]onfig <text:s text:c="3"/>Configure any packages that are unconfigured. </text:p>
      <text:p text:style-name="P8"><text:s/>* 5. [R]emove <text:s text:c="3"/>Remove unwanted software. <text:s text:c="35"/></text:p>
      <text:p text:style-name="P8"><text:s text:c="3"/>6. [Q]uit <text:s text:c="5"/>Quit dselect. </text:p>
      <text:p text:style-name="P8"/>
      <text:p text:style-name="P10">Move around with ^P and ^N, cursor keys, initial letters, or digits; </text:p>
      <text:p text:style-name="P10">Press &lt;enter&gt; to confirm selection. <text:s text:c="2"/>^L redraws screen. </text:p>
      <text:p text:style-name="P8"/>
      <text:p text:style-name="P8">Copyright (C) 1994-1996 Ian Jackson. </text:p>
      <text:p text:style-name="P8">Copyright (C) 2000,2001 Wichert Akkerman. </text:p>
      <text:p text:style-name="P8">This is free software; see the GNU General Public License version 2 or </text:p>
      <text:p text:style-name="P8">later for copying conditions. There is NO warranty. </text:p>
      <text:p text:style-name="P8">See dselect --license for copyright and license details. </text:p>
      <text:p text:style-name="Standard"/>
      <text:p text:style-name="Standard">Choose </text:p>
      <text:p text:style-name="P8">[I]nstall <text:s text:c="2"/></text:p>
      <text:p text:style-name="Standard">and accept packages to be installed (hit return) </text:p>
      <text:p text:style-name="Standard">(may take a while) </text:p>
      <text:p text:style-name="Standard"/>
      <text:p text:style-name="Standard">----- possible problem ---------</text:p>
      <text:p text:style-name="Standard">You <text:span text:style-name="T13">might</text:span><text:span text:style-name="T14"> </text:span>get some errors at this stage:</text:p>
      <text:p text:style-name="Standard"/>
      <text:p text:style-name="Standard"/>
      <text:p text:style-name="P19"><text:soft-page-break/>Errors were encountered while processing: </text:p>
      <text:p text:style-name="P19"><text:s/>/var/cache/apt/archives/sysvinit-utils_2.86.ds1-47~bpo40+1_i386.deb </text:p>
      <text:p text:style-name="P8">E: Sub-process /usr/bin/dpkg returned an error code (1) </text:p>
      <text:p text:style-name="P8">Some errors occurred while unpacking. I'm going to configure the </text:p>
      <text:p text:style-name="P8">packages that were installed. This may result in duplicate errors </text:p>
      <text:p text:style-name="P8">or errors caused by missing dependencies. This is OK, only the errors </text:p>
      <text:p text:style-name="P8">above this message are important. Please fix them and run [I]nstall again </text:p>
      <text:p text:style-name="P8">Press enter to continue.</text:p>
      <text:p text:style-name="Standard"/>
      <text:p text:style-name="Standard">Correct the error:+~!@#$%^&amp;*()_+=-0[]{}\||||||</text:p>
      <text:p text:style-name="P15">| open a new command shell</text:p>
      <text:p text:style-name="P15">| Download the package to install</text:p>
      <text:p text:style-name="P18">| <text:s/><text:span text:style-name="T16">sudo wget http://debian.mirror.ac.za/debian/pool/main/s/sysvinit/sysvinit-utils_2.86.ds1-38+etchnhalf.1_i386.deb</text:span></text:p>
      <text:p text:style-name="P15">|</text:p>
      <text:p text:style-name="P16">| Just install the packages with a force-overwrite</text:p>
      <text:p text:style-name="P17">| <text:span text:style-name="T16"># dpkg --force-overwrite -i </text:span><text:span text:style-name="T15">sysvinit-utils_2.86.ds1-38+etchnhalf.1_i386.deb</text:span></text:p>
      <text:p text:style-name="Standard"><text:s text:c="12"/>Go to the previous command shell and choose <text:span text:style-name="T16">[I]nstallation</text:span> again</text:p>
      <text:p text:style-name="Standard">-------------</text:p>
      <text:p text:style-name="Standard"/>
      <text:p text:style-name="Standard">Choose in the order:</text:p>
      <text:p text:style-name="P8">[C]onfigure, </text:p>
      <text:p text:style-name="P8">[R]emove </text:p>
      <text:p text:style-name="P8">[Q]uit </text:p>
      <text:p text:style-name="P2"/>
      <text:p text:style-name="P2"/>
      <text:p text:style-name="P2">3.1 Install Perl dependencies that aren't packaged into Debian Etch sources </text:p>
      <text:p text:style-name="Standard"/>
      <text:p text:style-name="P21">Run the following command: </text:p>
      <text:p text:style-name="P21">you may need to run CPAN initialization if you've not run cpan </text:p>
      <text:p text:style-name="P21">before:</text:p>
      <text:p text:style-name="P21"/>
      <text:p text:style-name="P24"><text:s/>sudo /etc/perl/CPAN/Config.pm initialized</text:p>
      <text:p text:style-name="P22"/>
      <text:p text:style-name="P23">reply no to the question:</text:p>
      <text:p text:style-name="P23"/>
      <text:p text:style-name="P20">Are you ready for manual configuration? [yes] no</text:p>
      <text:p text:style-name="Standard"/>
      <text:p text:style-name="Standard">Run the following commands: <text:s/></text:p>
      <text:p text:style-name="P9">sudo cpan MARC::Record Class::Accessor MARC::Charset MARC::File::XML \ </text:p>
      <text:p text:style-name="P9"><text:s text:c="16"/>Net::Z3950::ZOOM HTML::Template::Pro MARC::Crosswalk::DublinCore \ </text:p>
      <text:p text:style-name="P9"><text:s text:c="16"/>PDF::Reuse PDF::Reuse::Barcode Data::ICal GD::Barcode::UPCE \ </text:p>
      <text:p text:style-name="P9"><text:s text:c="16"/>XML::RSS Algorithm::CheckDigits::M43_001 Biblio::EndnoteStyle POE Schedule::At </text:p>
      <text:p text:style-name="Standard"/>
      <text:p text:style-name="P9">sudo cpan CGI::Session <text:s/>CGI::Session::serialize::yaml <text:s/>Barcode::Code128 PDF::Reuse::Barcode <text:s/>Barcode::Code128</text:p>
      <text:p text:style-name="Standard"><text:soft-page-break/></text:p>
      <text:h text:style-name="Heading_20_3" text:outline-level="3">4 Configuration of dependencies</text:h>
      <text:p text:style-name="Standard"/>
      <text:h text:style-name="Heading_20_4" text:outline-level="4">MySQL</text:h>
      <text:p text:style-name="Standard"/>
      <text:p text:style-name="Standard"/>
      <text:p text:style-name="Standard"><text:span text:style-name="T8">4.1.1 Update root MySQL password</text:span> (if dselect didn't do it for you already) </text:p>
      <text:p text:style-name="Standard"/>
      <text:p text:style-name="P30"><text:s text:c="4"/>$ sudo mysqladmin password &lt;password&gt;</text:p>
      <text:p text:style-name="Standard"/>
      <text:p text:style-name="P29">4.1.2 Create the Koha database</text:p>
      <text:p text:style-name="Standard"/>
      <text:p text:style-name="Standard">log in MySQL as root:</text:p>
      <text:p text:style-name="Standard"/>
      <text:p text:style-name="P30">mysql -u root -p</text:p>
      <text:p text:style-name="Standard"/>
      <text:p text:style-name="Standard">enter the <text:span text:style-name="T13">MySQL</text:span> root password</text:p>
      <text:p text:style-name="Standard"/>
      <text:p text:style-name="Standard">Create the koha database and koha user with associated privileges:</text:p>
      <text:p text:style-name="Standard"/>
      <text:p text:style-name="P30">mysql&gt; CREATE USER 'kohaadmin'@'localhost' IDENTIFIED BY 'put_here_your_password';<text:line-break/>mysql&gt; GRANT ALL ON *.* TO 'kohaadmin'@'localhost';<text:line-break/>mysql&gt; CREATE DATABASE koha;<text:line-break/>mysql&gt; grant all privileges on databasename.koha to <text:a xlink:type="simple" xlink:href="mailto:kohaadmin@localhost">kohaadmin@localhost</text:a>;</text:p>
      <text:p text:style-name="P30"/>
      <text:p text:style-name="P30"><text:s/>mysql&gt; flush privileges;</text:p>
      <text:p text:style-name="P30"><text:s/>mysql&gt; quit;</text:p>
      <text:p text:style-name="P34"/>
      <text:p text:style-name="P34"/>
      <text:p text:style-name="P35">2.3 Test your SAX Parser and correct where necessary</text:p>
      <text:p text:style-name="P35"></text:p>
      <text:p text:style-name="P35"><text:s text:c="4"/>You must be sure you're using the XML::LibXML SAX parser, not Expat or PurePerl, both of which have outstanding bugs with pre-composed characters. You can test your SAX parser by running:</text:p>
      <text:p text:style-name="P35"></text:p>
      <text:p text:style-name="P32"><text:s text:c="4"/><text:span text:style-name="T9">$ cd [koha_directory]</text:span></text:p>
      <text:p text:style-name="P30"><text:s text:c="4"/>$ misc/sax_parser_print.pl </text:p>
      <text:p text:style-name="P35"></text:p>
      <text:p text:style-name="P35"><text:s text:c="4"/>You should see something like::</text:p>
      <text:p text:style-name="P35"></text:p>
      <text:p text:style-name="P32"><text:s text:c="4"/>XML::LibXML::SAX::Parser=HASH(0x81fe220)</text:p>
      <text:p text:style-name="P35"></text:p>
      <text:p text:style-name="P35"><text:s text:c="4"/>If you're using PurePerl or Expat, you'll need to edit your</text:p>
      <text:p text:style-name="P35"><text:s text:c="4"/>ini file, typically located at:</text:p>
      <text:p text:style-name="P34"></text:p>
      <text:p text:style-name="P34"><text:soft-page-break/><text:s text:c="2"/><text:span text:style-name="T4"><text:s text:c="2"/>/etc/perl/XML/SAX/ParserDetails.ini</text:span></text:p>
      <text:p text:style-name="P34"><text:span text:style-name="T4">add this line at the end:</text:span></text:p>
      <text:p text:style-name="P35"><text:span text:style-name="T4"><text:s text:c="2"/></text:span><text:span text:style-name="T11">XML::LibXML::SAX::Parser=HASH(0x81fe220)</text:span></text:p>
      <text:p text:style-name="P34"><text:span text:style-name="T4"/></text:p>
      <text:p text:style-name="P34"><text:span text:style-name="T4"/></text:p>
      <text:p text:style-name="P34"><text:span text:style-name="T4">2.4 Install DBD::mysql Perl module</text:span></text:p>
      <text:p text:style-name="P34"><text:span text:style-name="T4"></text:span></text:p>
      <text:p text:style-name="P34"><text:span text:style-name="T4">In order to handle UTF-8 correctly, Koha requires at least version 4.004</text:span></text:p>
      <text:p text:style-name="P34"><text:span text:style-name="T4">of the DBD::mysql Perl module. However, Debian Etch has a stable package</text:span></text:p>
      <text:p text:style-name="P34"><text:span text:style-name="T4">only for version 3.0008, so it is necessary to install the module <text:s/>from CPAN.</text:span></text:p>
      <text:p text:style-name="P34"><text:span text:style-name="T4">DBD::mysql's test suite needs to use a MySQL 'test' DB which doesn't exist </text:span></text:p>
      <text:p text:style-name="P34"><text:span text:style-name="T4">anymore. So there are two options to install DBD::mysql: </text:span></text:p>
      <text:p text:style-name="P34"><text:span text:style-name="T4"></text:span></text:p>
      <text:p text:style-name="P34"><text:span text:style-name="T4"></text:span></text:p>
      <text:p text:style-name="P34"><text:span text:style-name="T4">Force install DBD::mysql:</text:span></text:p>
      <text:p text:style-name="P34"><text:span text:style-name="T4"></text:span></text:p>
      <text:p text:style-name="P30"><text:s text:c="4"/>$ sudo cpan</text:p>
      <text:p text:style-name="P30"><text:s text:c="4"/>cpan&gt; force install DBD::mysql</text:p>
      <text:p text:style-name="P30"/>
      <text:p text:style-name="P35"/>
      <text:p text:style-name="P35">3. Run the Koha installer</text:p>
      <text:p text:style-name="P35"></text:p>
      <text:p text:style-name="P30"><text:s text:c="4"/>$ perl Makefile.PL</text:p>
      <text:p text:style-name="P30"><text:s text:c="4"/>( answer questions )</text:p>
      <text:p text:style-name="P30"><text:s text:c="4"/>$ make</text:p>
      <text:p text:style-name="P34"/>
      <text:p text:style-name="P35">When Run the make command you will be asked with some question, in green the suggest answer:</text:p>
      <text:p text:style-name="P34"/>
      <text:p text:style-name="P30">Installation mode (dev, single, standard) [standard]  <text:span text:style-name="T11"><text:s/>standard</text:span></text:p>
      <text:p text:style-name="P30"></text:p>
      <text:p text:style-name="P30"></text:p>
      <text:p text:style-name="P30">Base installation directory [/usr/share/koha] <text:span text:style-name="T11"><text:s/>/usr/share/koha</text:span></text:p>
      <text:p text:style-name="P30"></text:p>
      <text:p text:style-name="P30">User account [koha] linux_user_name_for_Koha <text:span text:style-name="T11">koha</text:span></text:p>
      <text:p text:style-name="P30"></text:p>
      <text:p text:style-name="P30">Group [koha] <text:s/><text:span text:style-name="T11">koha</text:span></text:p>
      <text:p text:style-name="P30"/>
      <text:p text:style-name="P30">DBMS to use (Pg, mysql) [mysql] <text:span text:style-name="T11">mysql <text:s text:c="2"/></text:span><text:span text:style-name="T17">at the moment PostgreSQL support is highly experimental.</text:span></text:p>
      <text:p text:style-name="P30"></text:p>
      <text:p text:style-name="P30">Database server [localhost]  <text:span text:style-name="T11"><text:s/>localhost</text:span></text:p>
      <text:p text:style-name="P30"></text:p>
      <text:p text:style-name="P30">Please specify the port used to connect to the</text:p>
      <text:p text:style-name="P30">DMBS [3306]  <text:span text:style-name="T11">3306</text:span></text:p>
      <text:p text:style-name="P30"></text:p>
      <text:p text:style-name="P30">Please specify the name of the database to be</text:p>
      <text:p text:style-name="P30">used by Koha [koha]  <text:span text:style-name="T11"><text:s/>koha</text:span></text:p>
      <text:p text:style-name="P30"><text:soft-page-break/></text:p>
      <text:p text:style-name="P30">Please specify the user that owns the database to be</text:p>
      <text:p text:style-name="P30">used by Koha [kohaadmin]  <text:s/><text:span text:style-name="T11">kohaadmin</text:span></text:p>
      <text:p text:style-name="P30"></text:p>
      <text:p text:style-name="P30">Please specify the password of the user that owns the </text:p>
      <text:p text:style-name="P30">database to be used by Koha [katikoan]</text:p>
      <text:p text:style-name="P30"></text:p>
      <text:p text:style-name="P30"/>
      <text:p text:style-name="P30">Install the Zebra configuration files? (no, yes) [yes]  <text:s/><text:span text:style-name="T11">yes</text:span></text:p>
      <text:p text:style-name="P30"></text:p>
      <text:p text:style-name="P30">MARC format for Zebra indexing (marc21, unimarc) [marc21]  <text:s/><text:span text:style-name="T11">marc21</text:span></text:p>
      <text:p text:style-name="P30"></text:p>
      <text:p text:style-name="P30">Primary language for Zebra indexing (en, fr) [en] <text:span text:style-name="T11"> <text:s/>en</text:span></text:p>
      <text:p text:style-name="P30"> </text:p>
      <text:p text:style-name="P30">Authorities indexing mode (dom, grs1) [grs1] <text:span text:style-name="T11">dom</text:span></text:p>
      <text:p text:style-name="P30"></text:p>
      <text:p text:style-name="P30">Please specify Zebra database user [kohauser] <text:span text:style-name="T11"> <text:s/>kohauser</text:span></text:p>
      <text:p text:style-name="P30"></text:p>
      <text:p text:style-name="P30">Please specify the Zebra database password [zebrastripes] <text:s/><text:span text:style-name="T11">choose your password</text:span></text:p>
      <text:p text:style-name="P30"></text:p>
      <text:p text:style-name="P30">Install the SRU configuration files? (no, yes) [yes]  <text:span text:style-name="T11"><text:s/>yes</text:span></text:p>
      <text:p text:style-name="P30"></text:p>
      <text:p text:style-name="P30">SRU Database host? [localhost]  <text:span text:style-name="T11"><text:s/>localhost</text:span></text:p>
      <text:p text:style-name="P30"></text:p>
      <text:p text:style-name="P30">SRU port for bibliographic data? [9998]  <text:s/><text:span text:style-name="T11">9998</text:span></text:p>
      <text:p text:style-name="P30"></text:p>
      <text:p text:style-name="P30">SRU port for authority data? [9999]  <text:s/><text:span text:style-name="T11">9999</text:span></text:p>
      <text:p text:style-name="P30"/>
      <text:p text:style-name="P30">Install the PazPar2 configuration files? [no] <text:span text:style-name="T11">yes</text:span></text:p>
      <text:p text:style-name="P30"></text:p>
      <text:p text:style-name="P30">Zebra bibliographic server host? [localhost]  <text:s/><text:span text:style-name="T11">localhost</text:span></text:p>
      <text:p text:style-name="P30"></text:p>
      <text:p text:style-name="P30">Zebra bibliographic port for PazPar2 to use? [11001]  <text:span text:style-name="T11"><text:s/>11001</text:span></text:p>
      <text:p text:style-name="P30"></text:p>
      <text:p text:style-name="P30">PazPar2 host? [localhost]  <text:s/><text:span text:style-name="T11">localhost</text:span></text:p>
      <text:p text:style-name="P30"></text:p>
      <text:p text:style-name="P30">PazPar2 port? [11002]  <text:s/><text:span text:style-name="T11">11002</text:span></text:p>
      <text:p text:style-name="P30"></text:p>
      <text:p text:style-name="P30">Would you like to run the database-dependent test suite? (no, yes) [no]  <text:span text:style-name="T11">no</text:span></text:p>
      <text:p text:style-name="P36"></text:p>
      <text:p text:style-name="P36"/>
      <text:p text:style-name="P36"/>
      <text:p text:style-name="P36"/>
      <text:p text:style-name="P36"/>
      <text:p text:style-name="P36"/>
      <text:p text:style-name="P34"/>
      <text:p text:style-name="P30"><text:soft-page-break/><text:s text:c="4"/>$ make test</text:p>
      <text:p text:style-name="P30"><text:s text:c="4"/>$ sudo make install</text:p>
      <text:p text:style-name="P36"/>
      <text:p text:style-name="P36"/>
      <text:p text:style-name="P37">4. Configure and start Apache</text:p>
      <text:p text:style-name="P32"><text:s text:c="3"/><text:span text:style-name="T9"><text:s/>$ sudo ln -s /etc/koha/koha-httpd.conf /etc/apache2/sites-available/koha</text:span></text:p>
      <text:p text:style-name="P37"><text:s text:c="4"/>(note that the path to koha-httpd.conf may be different depending on your</text:p>
      <text:p text:style-name="P37"><text:s text:c="4"/>installation choices)</text:p>
      <text:p text:style-name="P37"></text:p>
      <text:p text:style-name="P37">Add the following lines to /etc/apache2/ports.conf:</text:p>
      <text:p text:style-name="P37"></text:p>
      <text:p text:style-name="P32"><text:s/><text:span text:style-name="T11"><text:s text:c="3"/>Listen 80</text:span></text:p>
      <text:p text:style-name="P33"><text:s text:c="4"/>Listen 8080</text:p>
      <text:p text:style-name="P37"></text:p>
      <text:p text:style-name="P37">Run the following commands:</text:p>
      <text:p text:style-name="P37"></text:p>
      <text:p text:style-name="P30"><text:s text:c="4"/>$ sudo a2enmod rewrite</text:p>
      <text:p text:style-name="P30"><text:s text:c="4"/>$ sudo a2ensite koha</text:p>
      <text:p text:style-name="P30"><text:s text:c="4"/>$ sudo apache2ctl restart</text:p>
      <text:p text:style-name="P37"></text:p>
      <text:p text:style-name="P37">5. Configure and start Zebra</text:p>
      <text:p text:style-name="P37"></text:p>
      <text:p text:style-name="P37"></text:p>
      <text:p text:style-name="P37"><text:s text:c="4"/>Zebra Server:</text:p>
      <text:p text:style-name="P32"><text:s text:c="4"/><text:span text:style-name="T9">$ sudo -u ${KOHA_USER} zebrasrv -f /etc/koha/koha-conf.xml</text:span></text:p>
      <text:p text:style-name="P37"><text:s text:c="4"/>(note that the path to koha-conf.xml may be different depending on your</text:p>
      <text:p text:style-name="P37"><text:s text:c="4"/>installation choices)</text:p>
      <text:p text:style-name="P37"></text:p>
      <text:p text:style-name="P37"><text:s text:c="4"/>Note: the user you run Zebra as will be the only user with write permission</text:p>
      <text:p text:style-name="P37"><text:s text:c="4"/>on the Zebra index; in development mode, you may wish to use your system</text:p>
      <text:p text:style-name="P37"><text:s text:c="4"/>user.</text:p>
      <text:p text:style-name="P37"></text:p>
      <text:p text:style-name="P37"><text:s text:c="4"/>Zebraqueue Daemon:</text:p>
      <text:p text:style-name="P32"><text:s/><text:span text:style-name="T9"><text:s text:c="3"/>$ sudo -u ${KOHA_USER} misc/bin/zebraqueue_daemon.pl</text:span></text:p>
      <text:p text:style-name="P37"></text:p>
      <text:p text:style-name="P37"><text:s text:c="4"/>Note: if you are running in this mode, you may wish to defer starting the</text:p>
      <text:p text:style-name="P37"><text:s text:c="4"/>zebraqueue until you've run the web installer (see below).</text:p>
      <text:p text:style-name="P37"></text:p>
      <text:p text:style-name="P37">6. Run the Web Installer, populate the database, initial configuration of settings</text:p>
      <text:p text:style-name="P37"></text:p>
      <text:p text:style-name="P37"><text:s text:c="4"/>Point your browser to http://&lt;servername&gt;:8080/</text:p>
      <text:p text:style-name="P37"></text:p>
      <text:p text:style-name="P37"><text:s text:c="4"/>It should redirect you to the Web Installer where you can continue the setup.</text:p>
      <text:p text:style-name="P37"><text:s text:c="4"/>You can install the sample data for libraries, patrons, etc. via the Web Installer</text:p>
      <text:p text:style-name="P37"></text:p>
      <text:p text:style-name="P37">7. </text:p>
      <text:p text:style-name="P37"><text:soft-page-break/></text:p>
      <text:p text:style-name="P37"><text:s text:c="4"/>Once the installer has completed, you can import and index MARC records from the</text:p>
      <text:p text:style-name="P37"><text:s text:c="4"/>command line thusly (Note: you can also use the 'Stage MARC records for import' from</text:p>
      <text:p text:style-name="P37"><text:s text:c="4"/>the Tools area of Koha's Staff Client to import a batch of MARC records):</text:p>
      <text:p text:style-name="P37"></text:p>
      <text:p text:style-name="P37"><text:s text:c="4"/>$ export KOHA_CONF=/usr/share/koha/etc/koha-conf.xml</text:p>
      <text:p text:style-name="P37"><text:s text:c="6"/>(note: use the correct path to your koha-conf.xml)</text:p>
      <text:p text:style-name="P37"></text:p>
      <text:p text:style-name="P37">7.1 Import:</text:p>
      <text:p text:style-name="P37"><text:s text:c="4"/>Bibliographic data in MARC21 format</text:p>
      <text:p text:style-name="P37"><text:s text:c="4"/>$ misc/migration-tools/bulkmarcimport.pl -file /path/to/marc.iso2709</text:p>
      <text:p text:style-name="P37"><text:s text:c="4"/>Authority data in MARC21 format</text:p>
      <text:p text:style-name="P37"><text:tab/>$ misc/migration-tools/bulkauthimport.pl -file /path/to/auth.iso2709</text:p>
      <text:p text:style-name="P37"></text:p>
      <text:p text:style-name="P37">7.2 Fast Index:</text:p>
      <text:p text:style-name="P37"><text:s text:c="4"/>$ misc/migration-tools/rebuild_zebra.pl -b -w</text:p>
      <text:p text:style-name="P37"></text:p>
      <text:p text:style-name="P37"><text:s text:c="4"/>Once the indexing has completed, you will be able to search for records in your</text:p>
      <text:p text:style-name="P37"><text:s text:c="4"/>system. NOTE: if you don't run the Fast Index utility, and you have the index</text:p>
      <text:p text:style-name="P37"><text:tab/>updates scheduled as per 7.3 the indexing process will happen in the background,</text:p>
      <text:p text:style-name="P37"><text:tab/>but it will be orders of magnitude slower.</text:p>
      <text:p text:style-name="P37"></text:p>
      <text:p text:style-name="P37">7.3 Schedule regular index updates</text:p>
      <text:p text:style-name="P37"><text:s text:c="4"/>run rebuild_zebra.pl -b -a -z as a regular cron job, check misc/cronjobs/crontab.example</text:p>
      <text:p text:style-name="P37"><text:tab/>for usage examples</text:p>
      <text:p text:style-name="P37"><text:s text:c="4"/></text:p>
      <text:p text:style-name="P37">7.4 To enable public Z39.50/SRU servers, you'll need to edit your koha-conf.xml and</text:p>
      <text:p text:style-name="P37"><text:s text:c="4"/>change the &lt;listen&gt; options to listen on a TCP port; then restart the zebra daem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ndesa</meta:initial-creator>
    <meta:creation-date>2009-04-17T17:07:43</meta:creation-date>
    <dc:creator>undesa</dc:creator>
    <dc:date>2009-04-25T17:07:43</dc:date>
    <meta:editing-cycles>12</meta:editing-cycles>
    <meta:editing-duration>PT14H42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263" meta:word-count="1542" meta:character-count="10096"/>
  </office:meta>
</office:document-meta>
</file>